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7.05pt"/>
    </style:style>
    <style:style style:name="co2" style:family="table-column">
      <style:table-column-properties fo:break-before="auto" style:column-width="312.6pt"/>
    </style:style>
    <style:style style:name="co3" style:family="table-column">
      <style:table-column-properties fo:break-before="auto" style:column-width="885.4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double #000000" style:border-line-width="0.74pt 0.11pt 1.5pt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UTPUT</text:p>
          </table:table-cell>
          <table:table-cell table:style-name="ce1"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isplay prompt to user: “Do you want to go upstairs or in kitchen?”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ceive input “upstairs” or “kitchen”</text:p>
          </table:table-cell>
          <table:table-cell office:value-type="string" calcext:value-type="string">
            <text:p>decide to either go to kitchen or upstairs</text:p>
          </table:table-cell>
          <table:table-cell office:value-type="string" calcext:value-type="string">
            <text:p>if user entered “upstairs” display “You are now in a hall way with a pile of trash and hole. Do you want to stay here? Y/N"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f user entered “kitchen” display "You see an old and expensive looking bottle of wine and a sandwich, do you "drink" the wine or "eat" the sandwich?";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ceive input “stay in hallway” or not (Y/N)</text:p>
          </table:table-cell>
          <table:table-cell office:value-type="string" calcext:value-type="string">
            <text:p>decide to stay in hall or not</text:p>
          </table:table-cell>
          <table:table-cell office:value-type="string" calcext:value-type="string">
            <text:p>if user entered “Y” display “ As you wait, a giant spider drops down in front of you. <text:s/>Do you touch it or not? Y/N”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f user entered “N” display “You have decided to keep moving, do you want to go down the "hole" or "dig" through the pile of trash?”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ceive input touch spider or not (Y/N)</text:p>
          </table:table-cell>
          <table:table-cell office:value-type="string" calcext:value-type="string">
            <text:p>decide to touch the spider or not</text:p>
          </table:table-cell>
          <table:table-cell office:value-type="string" calcext:value-type="string">
            <text:p>if user enters “Y” display <text:s/>“Big mistake!! This is a poisonous spider, and you die a slow painful death”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f user enters “N” display “ The spider transforms into a zombie and eats your brains. <text:s/>Too bad for you!”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ceive input “hole” or “dig”</text:p>
          </table:table-cell>
          <table:table-cell office:value-type="string" calcext:value-type="string">
            <text:p>decide to jump in hole or dig in trash pile</text:p>
          </table:table-cell>
          <table:table-cell office:value-type="string" calcext:value-type="string">
            <text:p>if user enters “dig” display “ You rummage through the trash, and you find a magic ring. <text:s/>You put it on and are transported to a magical fairy realm where you live out the rest of you life in ectasy"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f user enters “hole” display “Mustering all your courage, you jump into the hole, fall for 5 straight minutes, and land in a lake of lava. <text:s/>Too bad for you."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ceive input drink “wine” or “eat” sandwich</text:p>
          </table:table-cell>
          <table:table-cell office:value-type="string" calcext:value-type="string">
            <text:p>decide to either eat sandwich or drink wine</text:p>
          </table:table-cell>
          <table:table-cell office:value-type="string" calcext:value-type="string">
            <text:p>if user entered “wine” display "Almost immediately, you start feeling dizzy. <text:s/>Do you polish of the bottle? Y/N”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f user entered “eat” display “This sandwich tastes great, but as you get to the center, you notice live maggots crawling around. Do you continue eating? Y/N"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ceive input “continue drinking?” (Y/N)</text:p>
          </table:table-cell>
          <table:table-cell office:value-type="string" calcext:value-type="string">
            <text:p>decided to continue drinking or not?</text:p>
          </table:table-cell>
          <table:table-cell office:value-type="string" calcext:value-type="string">
            <text:p>if user entered “Y” display <text:s/>“Unsurprisingly, as you continue to drink the wine, you feel even worse. <text:s/>You notice everything around you starts looking really big. <text:s/>Oh no! You are shrinking down to the size of a mouse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f user entered “N” display “ Good call. <text:s/>You feel better after a few minutes. You head out the front door before things get any worse. <text:s/>At least you made it out alive!"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ceive input “continue eating?” (Y/N)</text:p>
          </table:table-cell>
          <table:table-cell office:value-type="string" calcext:value-type="string">
            <text:p>decided to continue eating sandwich or not?</text:p>
          </table:table-cell>
          <table:table-cell office:value-type="string" calcext:value-type="string">
            <text:p>if user entered “Y” display <text:s/>“While gross looking, these are good fresh maggots, and you get a lot of protein and energy. <text:s/>Well done!"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if user entered “N” display “ You put the sandwich down, then it slowly starts transforming in a pile of gold. <text:s/>You grab it, head out the front door, and sell it for a pile of cash!"</text:p>
          </table:table-cell>
          <table:table-cell table:number-columns-repeated="1021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13:26:55.950944861</meta:creation-date>
    <dc:date>2017-07-26T15:22:11.509125924</dc:date>
    <meta:editing-duration>PT29M58S</meta:editing-duration>
    <meta:editing-cycles>10</meta:editing-cycles>
    <meta:generator>LibreOffice/5.3.1.2$Linux_X86_64 LibreOffice_project/30m0$Build-2</meta:generator>
    <meta:document-statistic meta:table-count="1" meta:cell-count="32" meta:object-count="0"/>
  </office:meta>
</office:document-meta>
</file>